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HandlerExceptionResolverTests.handleHttpMessageNot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HandlerExceptionResolverTests.handleMissingPath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HandlerExceptionResolverTests.handleHttpMediaType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HandlerExceptionResolverTests.handleNoHandlerFou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HandlerExceptionResolverTests.handleServletRequestBinding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HandlerExceptionResolverTests.handleAsyncRequestTimeou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HandlerExceptionResolverTests.handle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HandlerExceptionResolverTests.handleMissingServletReques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HandlerExceptionResolverTests.handleConversionNotSuppor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HandlerExceptionResolverTests.handleHttpRequestMethod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HandlerException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ExceptionResolverTests.handleBi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HandlerExceptionResolverTests.patchHttpMediaType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HandlerExceptionResolverTests.handleMethodArgumentNot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HandlerExceptionResolverTests.handleType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HandlerExceptionResolverTests.handleHttpMessageNotWr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HandlerExceptionResolverTests.handleMissingServletRequestPar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